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用户表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role_id</text:p>
          </table:table-cell>
          <table:table-cell office:value-type="string">
            <text:p>group_i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用户角色表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role_name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角色权限表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role_id</text:p>
          </table:table-cell>
          <table:table-cell office:value-type="string">
            <text:p>op_id</text:p>
          </table:table-cell>
          <table:table-cell office:value-type="string">
            <text:p>descriptio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操作权限表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用户组表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/>
        </table:table-row>
      </table:table>
      <table:table table:name="工作表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1">2013／06／21</text:date>, <text:time>04:07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1T03:55:17</meta:creation-date>
    <dc:date>2013-06-21T04:07:00</dc:date>
    <meta:editing-duration>PT11M44S</meta:editing-duration>
    <meta:editing-cycles>1</meta:editing-cycles>
    <meta:document-statistic meta:table-count="3" meta:cell-count="22" meta:object-count="0"/>
    <meta:generator>OpenOffice.org/3.4.1$Unix OpenOffice.org_project/341m1$Build-9593</meta:generator>
  </office:meta>
</office:document-meta>
</file>